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Courier New" svg:font-family="'Courier New',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0pt" fo:font-style="normal" style:text-underline-style="none" fo:font-weight="bold" style:text-blinking="false" fo:background-color="#ffffff"/>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style>
    <style:style style:name="T5" style:family="text">
      <style:text-properties style:font-name="Arial" fo:font-size="11pt" fo:font-style="normal" fo:font-weight="bold"/>
    </style:style>
    <style:style style:name="T6" style:family="text">
      <style:text-properties style:font-name="Arial" fo:font-size="11pt" fo:font-style="normal" fo:font-weight="normal"/>
    </style:style>
    <style:style style:name="T7" style:family="text">
      <style:text-properties style:font-name="Courier New" fo:font-size="10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d7353fe8-7fff-06e1-6d6d-b9dc44a1ab83"/>JSON Web Token Tools</text:p>
      <text:p text:style-name="P4">OA4MP contains an interpreter that allows for the creation, printing, validation, signing etc. of JWTs (JSON Web Tokens). There are also facilities for running individual commands (so you can embed them in shell scripts) as well as a built in batch file system so you can write much larger and more complex sets of commands. There is even support for environment variables. </text:p>
      <text:p text:style-name="Text_20_body"/>
      <text:p text:style-name="P5">Abbreviations</text:p>
      <text:p text:style-name="P12"><text:span text:style-name="T1">JWT = Java Web Token conforms to </text:span><text:a xlink:type="simple" xlink:href="https://tools.ietf.org/html/rfc7519" text:style-name="Internet_20_link" text:visited-style-name="Visited_20_Internet_20_Link"><text:span text:style-name="T4">RFC 7519</text:span></text:a></text:p>
      <text:p text:style-name="P12"><text:span text:style-name="T1">JWK = Java Web Key conforms to </text:span><text:a xlink:type="simple" xlink:href="https://tools.ietf.org/html/rfc7517" text:style-name="Internet_20_link" text:visited-style-name="Visited_20_Internet_20_Link"><text:span text:style-name="T4">RFC 7517</text:span></text:a><text:span text:style-name="T3"> </text:span></text:p>
      <text:p text:style-name="Text_20_body"/>
      <text:p text:style-name="P5">JWTs have gotten to be very important within the OAuth community because they allow for a verifiably secure way to get information from a trusted source.</text:p>
      <text:p text:style-name="Text_20_body"/>
      <text:h text:style-name="P2" text:outline-level="2">Introduction to JWTs</text:h>
      <text:p text:style-name="P4">Here is the quick and dirty introduction to them. The format is extremely simple:</text:p>
      <text:p text:style-name="Text_20_body"/>
      <text:p text:style-name="P4">Header.Payload.Signature</text:p>
      <text:p text:style-name="Text_20_body"/>
      <text:p text:style-name="P4">All three fields are actually base 64 encoded (which makes sending them over the web very easy). The header and payload are JSON objects. The Signature is a binary string created from these and base 64 encoded. So a real-life token looks like</text:p>
      <text:p text:style-name="Text_20_body"/>
      <text:p text:style-name="P9">eyJ0eXAiOiJKV1QiLCJraWQiOiIyQkY5NTVDMjA0QjU1NTgzQjRCNzU3REI5QjY0RDE2OSIsImFsZyI6IlJTMjU2In0.eyJpc3MiOiJodHRwczovL215LmJvZ3VzLmlzc3VlciIsImF1ZCI6Im15LWF1ZGllbmNlIiwiaWF0IjoxNTY4OTA2NTgwLCJuYmYiOjE1Njg5MDY1ODAsImV4cCI6MTU2ODkxNjU4MH0.YEeAFQPdQEupKiUWmrfY9NEl6eoRpWQ4bzC8W4w4pnDjgeJOBazlMpUB5BMZMuH_vv04CaxzyXYdugF39jKvpTRE5ydwRcTezwkIea6OZJUS2VCX_F-YSajll4ddAkUC9oB0Qk4QtW5c72Bo1iUXSQ4EGWithnuQXp0qp4y25Kegrel2iRxgpa-IUQENA7o9fZrqJnY45MkfJ-9nvygJaD2b2QSAkh4cocGLL4_xF3hjON_IEsBRcdjq079TjVA-3-pUUzVmu_irFsrmgYDNQE_vQDNLByENDdoj3p9GeBtx1odebYWUW86s0s63JtOOXgQ17fpvi0c4cGz2asQyGg</text:p>
      <text:p text:style-name="Text_20_body"/>
      <text:p text:style-name="P4">Yes there are 2 periods buried in there some place. Decoding the header and payload yields:</text:p>
      <text:p text:style-name="Text_20_body"/>
      <text:p text:style-name="P10"><text:soft-page-break/>header</text:p>
      <text:p text:style-name="P10">{</text:p>
      <text:p text:style-name="P11">  <text:span text:style-name="T5">"typ": "JWT",</text:span></text:p>
      <text:p text:style-name="P11">  <text:span text:style-name="T5">"kid": "2BF955C204B55583B4B757DB9B64D169",</text:span></text:p>
      <text:p text:style-name="P11">  <text:span text:style-name="T5">"alg": "RS256"</text:span></text:p>
      <text:p text:style-name="P10">}</text:p>
      <text:p text:style-name="P10">payload</text:p>
      <text:p text:style-name="P10">{</text:p>
      <text:p text:style-name="P11">  <text:span text:style-name="T5">"iss": "https://my.bogus.issuer",</text:span></text:p>
      <text:p text:style-name="P11">  <text:span text:style-name="T5">"aud": "my-audience",</text:span></text:p>
      <text:p text:style-name="P11">  <text:span text:style-name="T5">"iat": 1568906580,</text:span></text:p>
      <text:p text:style-name="P11">  <text:span text:style-name="T5">"nbf": 1568906580,</text:span></text:p>
      <text:p text:style-name="P11">  <text:span text:style-name="T5">"exp": 1568916580</text:span></text:p>
      <text:p text:style-name="P10">}</text:p>
      <text:p text:style-name="Text_20_body"/>
      <text:p text:style-name="P4">So why do this? Because the signature is created (this requires the exact payload and cannot be forged) on a server using its private key. To validate the signature, you must use some cryptography and the server’s corresponding public key. This means that while, yes, anyone who gets one can look at the header and payload and for that matter verify the signature,  you as the recipient know that the signature could only have possibly come from the server. In practice, if you get one, you can trust it is authentic if the signature checks. </text:p>
      <text:h text:style-name="P1" text:outline-level="1">Where to get the binaries</text:h>
      <text:p text:style-name="P4">You can find these in the file jwt.tar in the most recent OA4MP release on github. Download it, unpack it and look at the readme.</text:p>
      <text:p text:style-name="Text_20_body"/>
      <text:h text:style-name="P1" text:outline-level="1">The Interpreter</text:h>
      <text:p text:style-name="P4">At the very least, you can simply fire up the command line interpreter once everything is unpacked by issuing</text:p>
      <text:p text:style-name="Text_20_body"/>
      <text:p text:style-name="P6">java -jar jwt.jar</text:p>
      <text:p text:style-name="Text_20_body"/>
      <text:p text:style-name="P7">jwt&gt;</text:p>
      <text:p text:style-name="Text_20_body"><text:soft-page-break/></text:p>
      <text:p text:style-name="P5">This is the prompt. To see what is available, type in --help and hit return. A list of all commands will follow. To see the specific help for a command, e.g., echo, you would enter that plus --help:</text:p>
      <text:p text:style-name="Text_20_body"/>
      <text:p text:style-name="P7">jwt&gt;echo --help</text:p>
      <text:p text:style-name="P7">echo arg0 arg1...</text:p>
      <text:p text:style-name="P8">  <text:span text:style-name="T7">Simply echos the arg(s) to the console . This is extremely useful in scripts.</text:span></text:p>
      <text:p text:style-name="P7">See also set_output_on</text:p>
      <text:p text:style-name="Text_20_body"/>
      <text:p text:style-name="P5">Note that in this case, there is also a reference to another command that may be useful. There is a file called set-env.sh in the distribution that will let you set the location of the JWT distribution if you want to run it from other locations. </text:p>
      <text:p text:style-name="Text_20_body"/>
      <text:p text:style-name="P5">To exit the interpreter, the command is exit:</text:p>
      <text:p text:style-name="Text_20_body"/>
      <text:p text:style-name="P7">jwt&gt;exit</text:p>
      <text:p text:style-name="Text_20_body"/>
      <text:h text:style-name="P2" text:outline-level="2">Logging</text:h>
      <text:p text:style-name="P4">At invocation, you can set a log file. Note that this will put a lot of extra things in to it, such as the output for commands, so it is possible to have sensitive information in it. Just be sure you do not set the log file to be public, like any other log file. You wouldhave</text:p>
      <text:p text:style-name="Text_20_body"/>
      <text:p text:style-name="P6">java -jar jwt.jar -log /path/to/log</text:p>
      <text:p text:style-name="Text_20_body"/>
      <text:p text:style-name="P4">If you need to generate extra output, you make issue the set_verbose_on command with an argument of true. This will make JWT much chattier and dump more things in to the log. You may turn off by setting it to false.</text:p>
      <text:p text:style-name="Text_20_body"/>
      <text:h text:style-name="P2" text:outline-level="2">Setting shell variables first</text:h>
      <text:p text:style-name="Text_20_body"/>
      <text:p text:style-name="P5">Before running the scripts, you should set the environment (assigning values to a couple of shell variables) by running the set-evn.sh script (typically using the source</text:p>
      <text:p text:style-name="P5"><text:soft-page-break/>command):</text:p>
      <text:p text:style-name="Text_20_body"/>
      <text:p text:style-name="P5">source ./set-env.sh</text:p>
      <text:p text:style-name="Text_20_body"/>
      <text:p text:style-name="P5">Basically you just need to point java at the directory where you put the distribution. If you got this as a tarball, then it should all just work from the</text:p>
      <text:p text:style-name="P5">untarred directory. You only need to set the environment once in your session.</text:p>
      <text:p text:style-name="Text_20_body"/>
      <text:h text:style-name="P2" text:outline-level="2">Running Batch (Single) commands</text:h>
      <text:p text:style-name="Text_20_body"/>
      <text:p text:style-name="P5">Included are bash scripts that allow you to execute single commands, such as creating keys and so forth. The intent of allowing the interpreter to run single commands is that you can embed them in shell scripts.</text:p>
      <text:p text:style-name="Text_20_body"/>
      <text:p text:style-name="P5">So to run a single command with the interpreter, you add the -batch flag. Here is how to print out the help for the create_keys command:</text:p>
      <text:p text:style-name="Text_20_body"/>
      <text:p text:style-name="P7">java -jar jwt.jar -batch create_keys --help</text:p>
      <text:p text:style-name="Text_20_body"/>
      <text:p text:style-name="P7">create_keys [-in set_of_keys -public] | [-private] -out file</text:p>
      <text:p text:style-name="P8">  <text:span text:style-name="T7">Create a set of RSA JSON Web keys and store them in the given file...</text:span></text:p>
      <text:p text:style-name="P8"> </text:p>
      <text:p text:style-name="P5">(Lots more stuff prints here, I just want you to see how it works.)</text:p>
      <text:p text:style-name="Text_20_body"/>
      <text:p text:style-name="P5">So invoking this in the course of a shell script is pretty. There are a few such scripts supplied in the distribution.  These invoke a few common single commands. You can invoke detailed help by invoking the script with the --help flag.</text:p>
      <text:p text:style-name="P5">E.g.</text:p>
      <text:p text:style-name="Text_20_body"/>
      <text:p text:style-name="P5">./create_keys.sh --help</text:p>
      <text:p text:style-name="Text_20_body"/>
      <text:p text:style-name="P5">Note that this invokes a much larger library and the help talks about interactive mode and batch mode. These scripts</text:p>
      <text:p text:style-name="P5">all run in batch mode.</text:p>
      <text:p text:style-name="Text_20_body"><text:soft-page-break/></text:p>
      <text:p text:style-name="P12"><text:span text:style-name="T2">create_keys.sh</text:span><text:span text:style-name="T3"> </text:span><text:span text:style-name="T1">= creates a set of standard RSA keys (both public and private parts) at various strengths.</text:span></text:p>
      <text:p text:style-name="P8">  <text:span text:style-name="T6">Output is JSON Web Key format.</text:span></text:p>
      <text:p text:style-name="P12"><text:span text:style-name="T2">Create_symmetric_keys.sh</text:span><text:span text:style-name="T3"> </text:span><text:span text:style-name="T1">= create one (or more) symmetric keys.</text:span></text:p>
      <text:p text:style-name="P12"><text:span text:style-name="T2">create_token.sh</text:span><text:span text:style-name="T3"> </text:span><text:span text:style-name="T1">= takes a token and simply creates the signature -- no claims added.</text:span></text:p>
      <text:p text:style-name="P12"><text:span text:style-name="T2">generate_token.sh</text:span><text:span text:style-name="T3"> </text:span><text:span text:style-name="T1">= takes a set of claims and adds all of the standard expirations, possibly a JTI and so forth.</text:span></text:p>
      <text:p text:style-name="P12"><text:span text:style-name="T2">log.sh</text:span><text:span text:style-name="T3"> </text:span><text:span text:style-name="T1">= prints out the tail of the current log file.</text:span></text:p>
      <text:p text:style-name="P12"><text:span text:style-name="T2">print_token.sh</text:span><text:span text:style-name="T3">  </text:span><text:span text:style-name="T1">= prints the header and payload of a token. No validation or other checking is done.</text:span></text:p>
      <text:p text:style-name="P12"><text:span text:style-name="T2">validate_token.sh</text:span><text:span text:style-name="T3"> </text:span><text:span text:style-name="T1">= takes a token and key and verifies the signature.</text:span></text:p>
      <text:p text:style-name="P12"><text:span text:style-name="T2">run.sh</text:span><text:span text:style-name="T3"> </text:span><text:span text:style-name="T1">= run any command in batch mode. </text:span></text:p>
      <text:p text:style-name="Text_20_body"/>
      <text:p text:style-name="P5">For instance</text:p>
      <text:p text:style-name="Text_20_body"/>
      <text:p text:style-name="P7">$SCRIPT_PATH/run.sh echo foo!</text:p>
      <text:p text:style-name="Text_20_body"/>
      <text:p text:style-name="P7">foo!</text:p>
      <text:p text:style-name="Text_20_body"/>
      <text:p text:style-name="P5">** Batch files</text:p>
      <text:p text:style-name="Text_20_body"/>
      <text:p text:style-name="P5">The processor also has the ability to run batches of commands found in a single file. The syntax of the file is designed to be as minimal as possible:</text:p>
      <text:p text:style-name="Text_20_body"/>
      <text:p text:style-name="P5">* a line that starts with a hash (#) is a comment and is ignored at run time</text:p>
      <text:p text:style-name="P5">* Commands may span many lines with as much whitespace as you like, but the end of command marker is a</text:p>
      <text:p text:style-name="P8"> <text:span text:style-name="T6">semi-colon (;) and as soon as that is found, the command will execute. Note that all lines will be</text:span></text:p>
      <text:p text:style-name="P8"> <text:span text:style-name="T6">put into a single line with a single space between each by the command preprocessor.</text:span></text:p>
      <text:p text:style-name="Text_20_body"/>
      <text:p text:style-name="P5">These typically end with an extension of .cmd. You can either feed a command file directly to the interpreter:</text:p>
      <text:p text:style-name="Text_20_body"/>
      <text:p text:style-name="P7">java -jar jwt.jar -batchFile file_name.cmd</text:p>
      <text:p text:style-name="Text_20_body"/>
      <text:p text:style-name="P5"><text:soft-page-break/>Or set your environment and use the run-cmd.sh shell script. E.g. to rpint out the sample token:</text:p>
      <text:p text:style-name="Text_20_body"/>
      <text:p text:style-name="P7">./run-cmd.sh ex_print_token.cmd</text:p>
      <text:p text:style-name="Text_20_body"/>
      <text:p text:style-name="P5">and a sample would be printed. </text:p>
      <text:p text:style-name="Text_20_body"/>
      <text:h text:style-name="P2" text:outline-level="2">Environment variables.</text:h>
      <text:p text:style-name="Text_20_body"/>
      <text:p text:style-name="P5">The command processor has any number of features including the ability to have an environment set either as a Java properties file or as a JSON object. The distro contains two examples</text:p>
      <text:p text:style-name="Text_20_body"/>
      <text:p text:style-name="P7">test_env.props</text:p>
      <text:p text:style-name="P7">more_props.json</text:p>
      <text:p text:style-name="Text_20_body"/>
      <text:p text:style-name="P5">How do these work? The key/value pairs are read in and the you simple use ${key} wherever you want.</text:p>
      <text:p text:style-name="P5">Note that the substitutions happen before any processing of the command line, so you can literally</text:p>
      <text:p text:style-name="P5">replace anything you want, including command line switches.</text:p>
      <text:p text:style-name="Text_20_body"/>
      <text:p text:style-name="P5">For instance, if your properties file consists of the single line</text:p>
      <text:p text:style-name="Text_20_body"/>
      <text:p text:style-name="P5">kid=ABC123</text:p>
      <text:p text:style-name="Text_20_body"/>
      <text:p text:style-name="P5">(Or the equivalent JSON file of </text:p>
      <text:p text:style-name="Text_20_body"/>
      <text:p text:style-name="P5">{“kid”:”ABD123”}</text:p>
      <text:p text:style-name="Text_20_body"/>
      <text:p text:style-name="P5">would work.)</text:p>
      <text:p text:style-name="Text_20_body"/>
      <text:p text:style-name="P5">Then the following command</text:p>
      <text:p text:style-name="Text_20_body"/>
      <text:p text:style-name="P7">generate_keys -kid ${kid} -jti...</text:p>
      <text:p text:style-name="Text_20_body"/>
      <text:p text:style-name="P5"><text:soft-page-break/>would become</text:p>
      <text:p text:style-name="Text_20_body"/>
      <text:p text:style-name="P7">generate_keys -kid ABC123 -jti ...</text:p>
      <text:p text:style-name="Text_20_body"/>
      <text:p text:style-name="P5">and then get passed to the interpreter. Note that there is no checking of any sort done -- it is just a straight up</text:p>
      <text:p text:style-name="P12"><text:span text:style-name="T1">string substitution, so you can have something like </text:span><text:span text:style-name="T2">MYKEY${kid}456</text:span><text:span text:style-name="T3"> </text:span><text:span text:style-name="T1">---&gt; </text:span><text:span text:style-name="T2">MYKEYABC123456</text:span><text:span text:style-name="T3"> </text:span><text:span text:style-name="T1">for instance.</text:span></text:p>
      <text:p text:style-name="Text_20_body"/>
      <text:p text:style-name="P5">You can import environment variables in interactive mode and in batch files. Batch mode is still not supported though</text:p>
      <text:p text:style-name="P5">that may change. At this point, you must pass in all parameters directly (again since single commands are intended to be run as part of a shell script, the management of parameters is done there).</text:p>
      <text:p text:style-name="Text_20_body"/>
      <text:p text:style-name="P5">Here is an example to show how to use environment variables with a command file.</text:p>
      <text:p text:style-name="P5">This will write the properties to the console so you can see that it works. In the following file are the commands that import an environment and print out some of it:</text:p>
      <text:p text:style-name="Text_20_body"/>
      <text:p text:style-name="P7">ex_env.cmd</text:p>
      <text:p text:style-name="Text_20_body"/>
      <text:p text:style-name="P5">Invoke</text:p>
      <text:p text:style-name="Text_20_body"/>
      <text:p text:style-name="P7">./run-cmd.sh ex_env.cmd</text:p>
      <text:p text:style-name="Text_20_body"/>
      <text:p text:style-name="P5">to run the command file (a file containing a set of commands).</text:p>
      <text:p text:style-name="Text_20_body"><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Courier New" svg:font-family="'Courier New',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1T07:12:24.023743199</meta:creation-date>
    <dc:date>2024-06-21T07:13:11.391245926</dc:date>
    <meta:editing-duration>PT47S</meta:editing-duration>
    <meta:editing-cycles>1</meta:editing-cycles>
    <meta:generator>LibreOffice/6.4.7.2$Linux_X86_64 LibreOffice_project/40$Build-2</meta:generator>
    <meta:document-statistic meta:table-count="0" meta:image-count="0" meta:object-count="0" meta:page-count="7" meta:paragraph-count="114" meta:word-count="1384" meta:character-count="8513" meta:non-whitespace-character-count="7211"/>
  </office:meta>
</office:document-meta>
</file>